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197.0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146.1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7.95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MESH_ORIGINAL" table:style-name="ta1">
        <table:shapes>
          <draw:frame draw:z-index="0" draw:style-name="gr1" draw:text-style-name="P1" svg:width="453.51pt" svg:height="255.09pt" svg:x="5.61pt" svg:y="99.95pt">
            <draw:object draw:notify-on-update-of-ranges="CONVEX_MESH_ORIGINAL.B2:CONVEX_MESH_ORIGINAL.D2 CONVEX_MESH_ORIGINAL.A3:CONVEX_MESH_ORIGINAL.A3 CONVEX_MESH_ORIGINAL.B3:CONVEX_MESH_ORIGINAL.D3 CONVEX_MESH_ORIGINAL.A4:CONVEX_MESH_ORIGINAL.A4 CONVEX_MESH_ORIGINAL.B4:CONVEX_MESH_ORIGINAL.D4 CONVEX_MESH_ORIGINAL.A5:CONVEX_MESH_ORIGINAL.A5 CONVEX_MESH_ORIGINAL.B5:CONVEX_MESH_ORIGINAL.D5 CONVEX_MESH_ORIGINAL.A6:CONVEX_MESH_ORIGINAL.A6 CONVEX_MESH_ORIGINAL.B6:CONVEX_MESH_ORIGINAL.D6 CONVEX_MESH_ORIGINAL.A7:CONVEX_MESH_ORIGINAL.A7 CONVEX_MESH_ORIGINAL.B7:CONVEX_MESH_ORIGINAL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598.73pt" svg:y="98.45pt">
            <draw:object draw:notify-on-update-of-ranges="CONVEX_MESH_ORIGINAL.H2:CONVEX_MESH_ORIGINAL.J2 CONVEX_MESH_ORIGINAL.G3:CONVEX_MESH_ORIGINAL.G3 CONVEX_MESH_ORIGINAL.H3:CONVEX_MESH_ORIGINAL.J3 CONVEX_MESH_ORIGINAL.G4:CONVEX_MESH_ORIGINAL.G4 CONVEX_MESH_ORIGINAL.H4:CONVEX_MESH_ORIGINAL.J4 CONVEX_MESH_ORIGINAL.G5:CONVEX_MESH_ORIGINAL.G5 CONVEX_MESH_ORIGINAL.H5:CONVEX_MESH_ORIGINAL.J5 CONVEX_MESH_ORIGINAL.G6:CONVEX_MESH_ORIGINAL.G6 CONVEX_MESH_ORIGINAL.H6:CONVEX_MESH_ORIGINAL.J6 CONVEX_MESH_ORIGINAL.G7:CONVEX_MESH_ORIGINAL.G7 CONVEX_MESH_ORIGINAL.H7:CONVEX_MESH_ORIGINAL.J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087.68pt" svg:y="95.44pt">
            <draw:object draw:notify-on-update-of-ranges="CONVEX_MESH_ORIGINAL.N2:CONVEX_MESH_ORIGINAL.P2 CONVEX_MESH_ORIGINAL.M3:CONVEX_MESH_ORIGINAL.M3 CONVEX_MESH_ORIGINAL.N3:CONVEX_MESH_ORIGINAL.P3 CONVEX_MESH_ORIGINAL.M4:CONVEX_MESH_ORIGINAL.M4 CONVEX_MESH_ORIGINAL.N4:CONVEX_MESH_ORIGINAL.P4 CONVEX_MESH_ORIGINAL.M5:CONVEX_MESH_ORIGINAL.M5 CONVEX_MESH_ORIGINAL.N5:CONVEX_MESH_ORIGINAL.P5 CONVEX_MESH_ORIGINAL.M6:CONVEX_MESH_ORIGINAL.M6 CONVEX_MESH_ORIGINAL.N6:CONVEX_MESH_ORIGINAL.P6 CONVEX_MESH_ORIGINAL.M7:CONVEX_MESH_ORIGINAL.M7 CONVEX_MESH_ORIGINAL.N7:CONVEX_MESH_ORIGINAL.P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300.87541" calcext:value-type="float">
            <text:p>17,301</text:p>
          </table:table-cell>
          <table:table-cell table:style-name="ce3" table:formula="of:=[.C52]" office:value-type="float" office:value="17498.648955" calcext:value-type="float">
            <text:p>17,49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9184.949622" calcext:value-type="float">
            <text:p>9,185</text:p>
          </table:table-cell>
          <table:table-cell table:style-name="ce3" table:formula="of:=[.C54]" office:value-type="float" office:value="9125.39593" calcext:value-type="float">
            <text:p>9,125</text:p>
          </table:table-cell>
          <table:table-cell table:style-name="ce3" table:formula="of:=[.C68]" office:value-type="float" office:value="35069.727765" calcext:value-type="float">
            <text:p>35,07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3742.571821" calcext:value-type="float">
            <text:p>3,743</text:p>
          </table:table-cell>
          <table:table-cell table:style-name="ce3" table:formula="of:=[.C55]" office:value-type="float" office:value="3733.865438" calcext:value-type="float">
            <text:p>3,734</text:p>
          </table:table-cell>
          <table:table-cell table:style-name="ce3" table:formula="of:=[.C69]" office:value-type="float" office:value="1270.928247" calcext:value-type="float">
            <text:p>1,271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3741.193511" calcext:value-type="float">
            <text:p>3,741</text:p>
          </table:table-cell>
          <table:table-cell table:style-name="ce3" table:formula="of:=[.C56]" office:value-type="float" office:value="3736.874832" calcext:value-type="float">
            <text:p>3,737</text:p>
          </table:table-cell>
          <table:table-cell table:style-name="ce3" table:formula="of:=[.C70]" office:value-type="float" office:value="1253.84685" calcext:value-type="float">
            <text:p>1,25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11124.980852" calcext:value-type="float">
            <text:p>11,125</text:p>
          </table:table-cell>
          <table:table-cell table:style-name="ce3" table:formula="of:=[.C57]" office:value-type="float" office:value="11062.574271" calcext:value-type="float">
            <text:p>11,063</text:p>
          </table:table-cell>
          <table:table-cell table:style-name="ce3" table:formula="of:=[.C71]" office:value-type="float" office:value="36709.82456" calcext:value-type="float">
            <text:p>36,71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3876.264192" calcext:value-type="float">
            <text:p>3,876</text:p>
          </table:table-cell>
          <table:table-cell table:style-name="ce3" table:formula="of:=[.C58]" office:value-type="float" office:value="3877.783503" calcext:value-type="float">
            <text:p>3,878</text:p>
          </table:table-cell>
          <table:table-cell table:style-name="ce3" table:formula="of:=[.C72]" office:value-type="float" office:value="1290.170611" calcext:value-type="float">
            <text:p>1,29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3880.626863" calcext:value-type="float">
            <text:p>3,881</text:p>
          </table:table-cell>
          <table:table-cell table:style-name="ce3" table:formula="of:=[.C59]" office:value-type="float" office:value="3877.245777" calcext:value-type="float">
            <text:p>3,877</text:p>
          </table:table-cell>
          <table:table-cell table:style-name="ce3" table:formula="of:=[.C73]" office:value-type="float" office:value="1274.015125" calcext:value-type="float">
            <text:p>1,274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1.320467" calcext:value-type="float">
            <text:p>2,801</text:p>
          </table:table-cell>
          <table:table-cell table:style-name="ce3" table:formula="of:=[.C60]" office:value-type="float" office:value="2784.060053" calcext:value-type="float">
            <text:p>2,784</text:p>
          </table:table-cell>
          <table:table-cell table:style-name="ce3" table:formula="of:=[.C74]" office:value-type="float" office:value="4988.379495" calcext:value-type="float">
            <text:p>4,988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099.734851" calcext:value-type="float">
            <text:p>1,100</text:p>
          </table:table-cell>
          <table:table-cell table:style-name="ce3" table:formula="of:=[.C61]" office:value-type="float" office:value="1087.292291" calcext:value-type="float">
            <text:p>1,087</text:p>
          </table:table-cell>
          <table:table-cell table:style-name="ce3" table:formula="of:=[.C75]" office:value-type="float" office:value="195.083027" calcext:value-type="float">
            <text:p>19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096.981812" calcext:value-type="float">
            <text:p>1,097</text:p>
          </table:table-cell>
          <table:table-cell table:style-name="ce3" table:formula="of:=[.C62]" office:value-type="float" office:value="1095.76439" calcext:value-type="float">
            <text:p>1,096</text:p>
          </table:table-cell>
          <table:table-cell table:style-name="ce3" table:formula="of:=[.C76]" office:value-type="float" office:value="192.304223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5892.000079" calcext:value-type="float">
            <text:p>5,892</text:p>
          </table:table-cell>
          <table:table-cell table:style-name="ce3" table:formula="of:=[.C63]" office:value-type="float" office:value="5950.280833" calcext:value-type="float">
            <text:p>5,950</text:p>
          </table:table-cell>
          <table:table-cell table:style-name="ce3" table:formula="of:=[.C77]" office:value-type="float" office:value="2368.065326" calcext:value-type="float">
            <text:p>2,368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5876.913024" calcext:value-type="float">
            <text:p>5,877</text:p>
          </table:table-cell>
          <table:table-cell table:style-name="ce3" table:formula="of:=[.C64]" office:value-type="float" office:value="5875.825157" calcext:value-type="float">
            <text:p>5,876</text:p>
          </table:table-cell>
          <table:table-cell table:style-name="ce3" table:formula="of:=[.C78]" office:value-type="float" office:value="2247.45381" calcext:value-type="float">
            <text:p>2,24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5896.210524" calcext:value-type="float">
            <text:p>5,896</text:p>
          </table:table-cell>
          <table:table-cell table:style-name="ce3" table:formula="of:=[.C65]" office:value-type="float" office:value="5805.619065" calcext:value-type="float">
            <text:p>5,806</text:p>
          </table:table-cell>
          <table:table-cell table:style-name="ce3" table:formula="of:=[.C79]" office:value-type="float" office:value="2203.63775" calcext:value-type="float">
            <text:p>2,204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57651.0051720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300.87541" calcext:value-type="float">
            <text:p>17300.8754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16.766001558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0.332845" calcext:value-type="float">
            <text:p>760.3328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22.20980651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84.949622" calcext:value-type="float">
            <text:p>9184.9496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35.569686756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42.571821" calcext:value-type="float">
            <text:p>3742.57182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48.934489975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41.193511" calcext:value-type="float">
            <text:p>3741.19351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53.4289630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124.980852" calcext:value-type="float">
            <text:p>11124.98085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66.328062107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6.264192" calcext:value-type="float">
            <text:p>3876.2641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79.212662745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80.626863" calcext:value-type="float">
            <text:p>3880.62686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97.061472591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1.320467" calcext:value-type="float">
            <text:p>2801.32046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42.52706397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99.734851" calcext:value-type="float">
            <text:p>1099.73485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88.10675789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6.981812" calcext:value-type="float">
            <text:p>1096.981812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94.517855418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892.000079" calcext:value-type="float">
            <text:p>5892.0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1.11696110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6.913024" calcext:value-type="float">
            <text:p>5876.9130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78648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96.210524" calcext:value-type="float">
            <text:p>5896.2105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47950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6672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10.57232203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498.648955" calcext:value-type="float">
            <text:p>17498.64895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76.16366532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2.297345" calcext:value-type="float">
            <text:p>762.2973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81.64298237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25.39593" calcext:value-type="float">
            <text:p>9125.395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95.03401756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33.865438" calcext:value-type="float">
            <text:p>3733.8654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08.414269727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36.874832" calcext:value-type="float">
            <text:p>3736.87483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12.93409561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062.574271" calcext:value-type="float">
            <text:p>11062.57427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25.82814110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7.783503" calcext:value-type="float">
            <text:p>3877.7835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38.72397564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77.245777" calcext:value-type="float">
            <text:p>3877.2457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56.683441804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784.060053" calcext:value-type="float">
            <text:p>2784.0600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02.66932020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87.292291" calcext:value-type="float">
            <text:p>1087.29229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48.29965354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5.76439" calcext:value-type="float">
            <text:p>1095.76439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54.691960736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950.280833" calcext:value-type="float">
            <text:p>5950.280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1.261038247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5.825157" calcext:value-type="float">
            <text:p>5875.8251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8499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05.619065" calcext:value-type="float">
            <text:p>5805.6190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0548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2840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9.270797076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5069.727765" calcext:value-type="float">
            <text:p>35069.7277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08.61220325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70.928247" calcext:value-type="float">
            <text:p>1270.928247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8.489564344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53.84685" calcext:value-type="float">
            <text:p>1253.84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9.851682119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6709.82456" calcext:value-type="float">
            <text:p>36709.8245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88.60632748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0.170611" calcext:value-type="float">
            <text:p>1290.17061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27.85241197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74.015125" calcext:value-type="float">
            <text:p>1274.01512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37.87579200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4988.379495" calcext:value-type="float">
            <text:p>4988.3794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594.17700482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95.083027" calcext:value-type="float">
            <text:p>195.083027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54.18177733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92.304223" calcext:value-type="float">
            <text:p>192.304223</text:p>
          </table:table-cell>
          <table:table-cell office:value-type="float" office:value="50000" calcext:value-type="float">
            <text:p>50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71.59903141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368.065326" calcext:value-type="float">
            <text:p>2368.065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90.197807426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247.45381" calcext:value-type="float">
            <text:p>2247.4538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909.262101839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203.63775" calcext:value-type="float">
            <text:p>2203.63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</table:table>
      <table:table table:name="CONVEX_MESH" table:style-name="ta1">
        <table:shapes>
          <draw:frame draw:z-index="0" draw:style-name="gr1" draw:text-style-name="P1" svg:width="449.63pt" svg:height="252.23pt" svg:x="5.41pt" svg:y="100.15pt">
            <draw:object draw:notify-on-update-of-ranges="CONVEX_MESH.B2:CONVEX_MESH.D2 CONVEX_MESH.A3:CONVEX_MESH.A3 CONVEX_MESH.B3:CONVEX_MESH.D3 CONVEX_MESH.A4:CONVEX_MESH.A4 CONVEX_MESH.B4:CONVEX_MESH.D4 CONVEX_MESH.A5:CONVEX_MESH.A5 CONVEX_MESH.B5:CONVEX_MESH.D5 CONVEX_MESH.A6:CONVEX_MESH.A6 CONVEX_MESH.B6:CONVEX_MESH.D6 CONVEX_MESH.A7:CONVEX_MESH.A7 CONVEX_MESH.B7:CONVEX_MESH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8.73pt" svg:y="98.45pt">
            <draw:object draw:notify-on-update-of-ranges="CONVEX_MESH.H2:CONVEX_MESH.J2 CONVEX_MESH.G3:CONVEX_MESH.G3 CONVEX_MESH.H3:CONVEX_MESH.J3 CONVEX_MESH.G4:CONVEX_MESH.G4 CONVEX_MESH.H4:CONVEX_MESH.J4 CONVEX_MESH.G5:CONVEX_MESH.G5 CONVEX_MESH.H5:CONVEX_MESH.J5 CONVEX_MESH.G6:CONVEX_MESH.G6 CONVEX_MESH.H6:CONVEX_MESH.J6 CONVEX_MESH.G7:CONVEX_MESH.G7 CONVEX_MESH.H7:CONVEX_MESH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87.68pt" svg:y="95.44pt">
            <draw:object draw:notify-on-update-of-ranges="CONVEX_MESH.N2:CONVEX_MESH.P2 CONVEX_MESH.M3:CONVEX_MESH.M3 CONVEX_MESH.N3:CONVEX_MESH.P3 CONVEX_MESH.M4:CONVEX_MESH.M4 CONVEX_MESH.N4:CONVEX_MESH.P4 CONVEX_MESH.M5:CONVEX_MESH.M5 CONVEX_MESH.N5:CONVEX_MESH.P5 CONVEX_MESH.M6:CONVEX_MESH.M6 CONVEX_MESH.N6:CONVEX_MESH.P6 CONVEX_MESH.M7:CONVEX_MESH.M7 CONVEX_MESH.N7:CONVEX_MESH.P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139.177109" calcext:value-type="float">
            <text:p>17,139</text:p>
          </table:table-cell>
          <table:table-cell table:style-name="ce3" table:formula="of:=[.C52]" office:value-type="float" office:value="16864.353184" calcext:value-type="float">
            <text:p>16,86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22336.881326" calcext:value-type="float">
            <text:p>22,337</text:p>
          </table:table-cell>
          <table:table-cell table:style-name="ce3" table:formula="of:=[.C54]" office:value-type="float" office:value="22424.167136" calcext:value-type="float">
            <text:p>22,424</text:p>
          </table:table-cell>
          <table:table-cell table:style-name="ce3" table:formula="of:=[.C68]" office:value-type="float" office:value="27000.262645" calcext:value-type="float">
            <text:p>27,00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7974.652499" calcext:value-type="float">
            <text:p>7,975</text:p>
          </table:table-cell>
          <table:table-cell table:style-name="ce3" table:formula="of:=[.C55]" office:value-type="float" office:value="8006.136883" calcext:value-type="float">
            <text:p>8,006</text:p>
          </table:table-cell>
          <table:table-cell table:style-name="ce3" table:formula="of:=[.C69]" office:value-type="float" office:value="1260.238015" calcext:value-type="float">
            <text:p>1,26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7957.637638" calcext:value-type="float">
            <text:p>7,958</text:p>
          </table:table-cell>
          <table:table-cell table:style-name="ce3" table:formula="of:=[.C56]" office:value-type="float" office:value="7969.504096" calcext:value-type="float">
            <text:p>7,970</text:p>
          </table:table-cell>
          <table:table-cell table:style-name="ce3" table:formula="of:=[.C70]" office:value-type="float" office:value="1244.131326" calcext:value-type="float">
            <text:p>1,24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26517.596084" calcext:value-type="float">
            <text:p>26,518</text:p>
          </table:table-cell>
          <table:table-cell table:style-name="ce3" table:formula="of:=[.C57]" office:value-type="float" office:value="26527.79758" calcext:value-type="float">
            <text:p>26,528</text:p>
          </table:table-cell>
          <table:table-cell table:style-name="ce3" table:formula="of:=[.C71]" office:value-type="float" office:value="42339.352392" calcext:value-type="float">
            <text:p>42,339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8420.143893" calcext:value-type="float">
            <text:p>8,420</text:p>
          </table:table-cell>
          <table:table-cell table:style-name="ce3" table:formula="of:=[.C58]" office:value-type="float" office:value="8402.843684" calcext:value-type="float">
            <text:p>8,403</text:p>
          </table:table-cell>
          <table:table-cell table:style-name="ce3" table:formula="of:=[.C72]" office:value-type="float" office:value="1275.087762" calcext:value-type="float">
            <text:p>1,275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8413.910131" calcext:value-type="float">
            <text:p>8,414</text:p>
          </table:table-cell>
          <table:table-cell table:style-name="ce3" table:formula="of:=[.C59]" office:value-type="float" office:value="8370.725739" calcext:value-type="float">
            <text:p>8,371</text:p>
          </table:table-cell>
          <table:table-cell table:style-name="ce3" table:formula="of:=[.C73]" office:value-type="float" office:value="1258.567324" calcext:value-type="float">
            <text:p>1,259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27.014434" calcext:value-type="float">
            <text:p>28,027</text:p>
          </table:table-cell>
          <table:table-cell table:style-name="ce3" table:formula="of:=[.C60]" office:value-type="float" office:value="23019.062182" calcext:value-type="float">
            <text:p>23,019</text:p>
          </table:table-cell>
          <table:table-cell table:style-name="ce3" table:formula="of:=[.C74]" office:value-type="float" office:value="22404.500077" calcext:value-type="float">
            <text:p>22,40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1675.526895" calcext:value-type="float">
            <text:p>11,676</text:p>
          </table:table-cell>
          <table:table-cell table:style-name="ce3" table:formula="of:=[.C61]" office:value-type="float" office:value="9265.439725" calcext:value-type="float">
            <text:p>9,265</text:p>
          </table:table-cell>
          <table:table-cell table:style-name="ce3" table:formula="of:=[.C75]" office:value-type="float" office:value="898.806904" calcext:value-type="float">
            <text:p>899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1653.428603" calcext:value-type="float">
            <text:p>11,653</text:p>
          </table:table-cell>
          <table:table-cell table:style-name="ce3" table:formula="of:=[.C62]" office:value-type="float" office:value="9249.620245" calcext:value-type="float">
            <text:p>9,250</text:p>
          </table:table-cell>
          <table:table-cell table:style-name="ce3" table:formula="of:=[.C76]" office:value-type="float" office:value="890.025052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6488.478558" calcext:value-type="float">
            <text:p>6,488</text:p>
          </table:table-cell>
          <table:table-cell table:style-name="ce3" table:formula="of:=[.C63]" office:value-type="float" office:value="6510.665857" calcext:value-type="float">
            <text:p>6,511</text:p>
          </table:table-cell>
          <table:table-cell table:style-name="ce3" table:formula="of:=[.C77]" office:value-type="float" office:value="2678.736092" calcext:value-type="float">
            <text:p>2,67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6344.953253" calcext:value-type="float">
            <text:p>6,345</text:p>
          </table:table-cell>
          <table:table-cell table:style-name="ce3" table:formula="of:=[.C64]" office:value-type="float" office:value="6362.847223" calcext:value-type="float">
            <text:p>6,363</text:p>
          </table:table-cell>
          <table:table-cell table:style-name="ce3" table:formula="of:=[.C78]" office:value-type="float" office:value="2509.38045" calcext:value-type="float">
            <text:p>2,50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6328.021313" calcext:value-type="float">
            <text:p>6,328</text:p>
          </table:table-cell>
          <table:table-cell table:style-name="ce3" table:formula="of:=[.C65]" office:value-type="float" office:value="6324.732446" calcext:value-type="float">
            <text:p>6,325</text:p>
          </table:table-cell>
          <table:table-cell table:style-name="ce3" table:formula="of:=[.C79]" office:value-type="float" office:value="2451.660328" calcext:value-type="float">
            <text:p>2,452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60284.932076924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139.177109" calcext:value-type="float">
            <text:p>17139.17710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3.59864278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8.158047" calcext:value-type="float">
            <text:p>728.158047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5.837200990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336.881326" calcext:value-type="float">
            <text:p>22336.88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2.107152529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7974.652499" calcext:value-type="float">
            <text:p>7974.6524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8.39050910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57.637638" calcext:value-type="float">
            <text:p>7957.6376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0.2761317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17.596084" calcext:value-type="float">
            <text:p>26517.5960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6.21435439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20.143893" calcext:value-type="float">
            <text:p>8420.1438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2.15697941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413.910131" calcext:value-type="float">
            <text:p>8413.910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3.94105585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27.014434" calcext:value-type="float">
            <text:p>28027.01443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8.22360167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1675.526895" calcext:value-type="float">
            <text:p>11675.5268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92.51427992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1653.428603" calcext:value-type="float">
            <text:p>11653.4286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0.22034850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488.478558" calcext:value-type="float">
            <text:p>6488.478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8.100710698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44.953253" calcext:value-type="float">
            <text:p>6344.9532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1611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8.021313" calcext:value-type="float">
            <text:p>6328.021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18052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3628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8.96718640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6864.353184" calcext:value-type="float">
            <text:p>16864.353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7.470234819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9.896081" calcext:value-type="float">
            <text:p>729.896081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9.70007295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424.167136" calcext:value-type="float">
            <text:p>22424.16713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95.94537060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8006.136883" calcext:value-type="float">
            <text:p>8006.13688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2.21937322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69.504096" calcext:value-type="float">
            <text:p>7969.5040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4.104273653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27.79758" calcext:value-type="float">
            <text:p>26527.797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0.054724175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02.843684" calcext:value-type="float">
            <text:p>8402.8436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6.02800481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370.725739" calcext:value-type="float">
            <text:p>8370.72573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8.20020266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3019.062182" calcext:value-type="float">
            <text:p>23019.062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3.59668646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265.439725" calcext:value-type="float">
            <text:p>9265.43972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9.00239686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249.620245" calcext:value-type="float">
            <text:p>9249.620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36.682187353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510.665857" calcext:value-type="float">
            <text:p>6510.6658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44.54038774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62.847223" calcext:value-type="float">
            <text:p>6362.8472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594678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4.732446" calcext:value-type="float">
            <text:p>6324.73244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0202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2155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4.29801023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7000.262645" calcext:value-type="float">
            <text:p>27000.2626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93.97314782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60.238015" calcext:value-type="float">
            <text:p>1260.238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4.16191904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44.131326" calcext:value-type="float">
            <text:p>1244.13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5.34293877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42339.352392" calcext:value-type="float">
            <text:p>42339.352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74.55600987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75.087762" calcext:value-type="float">
            <text:p>1275.087762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4.28380706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58.567324" calcext:value-type="float">
            <text:p>1258.567324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6.515586006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2404.500077" calcext:value-type="float">
            <text:p>22404.5000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72.14496889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98.806904" calcext:value-type="float">
            <text:p>898.8069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28.32324791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90.025052" calcext:value-type="float">
            <text:p>890.0250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46.98885099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678.736092" calcext:value-type="float">
            <text:p>2678.7360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66.914171972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509.38045" calcext:value-type="float">
            <text:p>2509.3804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87.30859909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451.660328" calcext:value-type="float">
            <text:p>2451.660328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36:58.414266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48:07.364033094</meta:creation-date>
    <dc:date>2020-04-20T10:34:06.599636284</dc:date>
    <meta:editing-duration>P1DT7H2M32S</meta:editing-duration>
    <meta:editing-cycles>41</meta:editing-cycles>
    <meta:generator>LibreOffice/6.0.7.3$Linux_X86_64 LibreOffice_project/00m0$Build-3</meta:generator>
    <meta:document-statistic meta:table-count="2" meta:cell-count="5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154cm" style:legend-expansion="high" chart:style-name="ch3"/>
        <chart:plot-area chart:style-name="ch4" table:cell-range-address="CONVEX_MESH.A2:CONVEX_MESH.D7" chart:data-source-has-labels="both" svg:x="0.317cm" svg:y="1.269cm" svg:width="9.844cm" svg:height="7.453cm">
          <chartooo:coordinate-region svg:x="1.6cm" svg:y="1.468cm" svg:width="8.561cm" svg:height="6.607cm"/>
          <chart:axis chart:dimension="x" chart:name="primary-x" chart:style-name="ch5" chartooo:axis-type="auto">
            <chartooo:date-scale/>
            <chart:categories table:cell-range-address="CONVEX_MESH.B2:CONVEX_MESH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B3:CONVEX_MESH.D3" chart:label-cell-address="CONVEX_MESH.A3:CONVEX_MESH.A3" chart:class="chart:bar">
            <chart:data-point chart:repeated="3"/>
          </chart:series>
          <chart:series chart:style-name="ch9" chart:values-cell-range-address="CONVEX_MESH.B4:CONVEX_MESH.D4" chart:label-cell-address="CONVEX_MESH.A4:CONVEX_MESH.A4" chart:class="chart:bar">
            <chart:data-point chart:repeated="3"/>
          </chart:series>
          <chart:series chart:style-name="ch10" chart:values-cell-range-address="CONVEX_MESH.B5:CONVEX_MESH.D5" chart:label-cell-address="CONVEX_MESH.A5:CONVEX_MESH.A5" chart:class="chart:bar">
            <chart:data-point chart:repeated="3"/>
          </chart:series>
          <chart:series chart:style-name="ch11" chart:values-cell-range-address="CONVEX_MESH.B6:CONVEX_MESH.D6" chart:label-cell-address="CONVEX_MESH.A6:CONVEX_MESH.A6" chart:class="chart:bar">
            <chart:data-point chart:repeated="3"/>
          </chart:series>
          <chart:series chart:style-name="ch12" chart:values-cell-range-address="CONVEX_MESH.B7:CONVEX_MESH.D7" chart:label-cell-address="CONVEX_MESH.A7:CONVEX_MESH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B2:CONVEX_MESH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A3:CONVEX_MESH.A3</svg:desc>
                </draw:g>
              </table:table-cell>
              <table:table-cell office:value-type="float" office:value="15170.261549">
                <text:p>15170.261549</text:p>
                <draw:g>
                  <svg:desc>CONVEX_MESH.B3:CONVEX_MESH.D3</svg:desc>
                </draw:g>
              </table:table-cell>
              <table:table-cell office:value-type="float" office:value="14833.09047">
                <text:p>14833.090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A4:CONVEX_MESH.A4</svg:desc>
                </draw:g>
              </table:table-cell>
              <table:table-cell office:value-type="float" office:value="18141.1006">
                <text:p>18141.1006</text:p>
                <draw:g>
                  <svg:desc>CONVEX_MESH.B4:CONVEX_MESH.D4</svg:desc>
                </draw:g>
              </table:table-cell>
              <table:table-cell office:value-type="float" office:value="18197.713481">
                <text:p>18197.713481</text:p>
              </table:table-cell>
              <table:table-cell office:value-type="float" office:value="33339.421112">
                <text:p>33339.42111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A5:CONVEX_MESH.A5</svg:desc>
                </draw:g>
              </table:table-cell>
              <table:table-cell office:value-type="float" office:value="25028.217238">
                <text:p>25028.217238</text:p>
                <draw:g>
                  <svg:desc>CONVEX_MESH.B5:CONVEX_MESH.D5</svg:desc>
                </draw:g>
              </table:table-cell>
              <table:table-cell office:value-type="float" office:value="25297.421366">
                <text:p>25297.421366</text:p>
              </table:table-cell>
              <table:table-cell office:value-type="float" office:value="31720.197609">
                <text:p>31720.197609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A6:CONVEX_MESH.A6</svg:desc>
                </draw:g>
              </table:table-cell>
              <table:table-cell office:value-type="float" office:value="26314.745415">
                <text:p>26314.745415</text:p>
                <draw:g>
                  <svg:desc>CONVEX_MESH.B6:CONVEX_MESH.D6</svg:desc>
                </draw:g>
              </table:table-cell>
              <table:table-cell office:value-type="float" office:value="21648.868555">
                <text:p>21648.868555</text:p>
              </table:table-cell>
              <table:table-cell office:value-type="float" office:value="22104.896798">
                <text:p>22104.896798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A7:CONVEX_MESH.A7</svg:desc>
                </draw:g>
              </table:table-cell>
              <table:table-cell office:value-type="float" office:value="5892.000079">
                <text:p>5892.000079</text:p>
                <draw:g>
                  <svg:desc>CONVEX_MESH.B7:CONVEX_MESH.D7</svg:desc>
                </draw:g>
              </table:table-cell>
              <table:table-cell office:value-type="float" office:value="5950.280833">
                <text:p>5950.280833</text:p>
              </table:table-cell>
              <table:table-cell office:value-type="float" office:value="2368.065326">
                <text:p>2368.065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.G2:CONVEX_MESH.J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H2:CONVEX_MESH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H3:CONVEX_MESH.J3" chart:label-cell-address="CONVEX_MESH.G3:CONVEX_MESH.G3" chart:class="chart:bar">
            <chart:data-point chart:repeated="3"/>
          </chart:series>
          <chart:series chart:style-name="ch9" chart:values-cell-range-address="CONVEX_MESH.H4:CONVEX_MESH.J4" chart:label-cell-address="CONVEX_MESH.G4:CONVEX_MESH.G4" chart:class="chart:bar">
            <chart:data-point chart:repeated="3"/>
          </chart:series>
          <chart:series chart:style-name="ch10" chart:values-cell-range-address="CONVEX_MESH.H5:CONVEX_MESH.J5" chart:label-cell-address="CONVEX_MESH.G5:CONVEX_MESH.G5" chart:class="chart:bar">
            <chart:data-point chart:repeated="3"/>
          </chart:series>
          <chart:series chart:style-name="ch11" chart:values-cell-range-address="CONVEX_MESH.H6:CONVEX_MESH.J6" chart:label-cell-address="CONVEX_MESH.G6:CONVEX_MESH.G6" chart:class="chart:bar">
            <chart:data-point chart:repeated="3"/>
          </chart:series>
          <chart:series chart:style-name="ch12" chart:values-cell-range-address="CONVEX_MESH.H7:CONVEX_MESH.J7" chart:label-cell-address="CONVEX_MESH.G7:CONVEX_MESH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H2:CONVEX_MESH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G3:CONVEX_MESH.G3</svg:desc>
                </draw:g>
              </table:table-cell>
              <table:table-cell office:value-type="float" office:value="741.58319">
                <text:p>741.58319</text:p>
                <draw:g>
                  <svg:desc>CONVEX_MESH.H3:CONVEX_MESH.J3</svg:desc>
                </draw:g>
              </table:table-cell>
              <table:table-cell office:value-type="float" office:value="744.422365">
                <text:p>744.422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G4:CONVEX_MESH.G4</svg:desc>
                </draw:g>
              </table:table-cell>
              <table:table-cell office:value-type="float" office:value="8347.8161">
                <text:p>8347.8161</text:p>
                <draw:g>
                  <svg:desc>CONVEX_MESH.H4:CONVEX_MESH.J4</svg:desc>
                </draw:g>
              </table:table-cell>
              <table:table-cell office:value-type="float" office:value="8336.201077">
                <text:p>8336.201077</text:p>
              </table:table-cell>
              <table:table-cell office:value-type="float" office:value="1276.25895">
                <text:p>1276.2589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G5:CONVEX_MESH.G5</svg:desc>
                </draw:g>
              </table:table-cell>
              <table:table-cell office:value-type="float" office:value="8812.003687">
                <text:p>8812.003687</text:p>
                <draw:g>
                  <svg:desc>CONVEX_MESH.H5:CONVEX_MESH.J5</svg:desc>
                </draw:g>
              </table:table-cell>
              <table:table-cell office:value-type="float" office:value="8863.699413">
                <text:p>8863.699413</text:p>
              </table:table-cell>
              <table:table-cell office:value-type="float" office:value="1287.27543">
                <text:p>1287.27543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G6:CONVEX_MESH.G6</svg:desc>
                </draw:g>
              </table:table-cell>
              <table:table-cell office:value-type="float" office:value="12513.850981">
                <text:p>12513.850981</text:p>
                <draw:g>
                  <svg:desc>CONVEX_MESH.H6:CONVEX_MESH.J6</svg:desc>
                </draw:g>
              </table:table-cell>
              <table:table-cell office:value-type="float" office:value="10333.630828">
                <text:p>10333.630828</text:p>
              </table:table-cell>
              <table:table-cell office:value-type="float" office:value="952.706676">
                <text:p>952.706676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G7:CONVEX_MESH.G7</svg:desc>
                </draw:g>
              </table:table-cell>
              <table:table-cell office:value-type="float" office:value="5876.913024">
                <text:p>5876.913024</text:p>
                <draw:g>
                  <svg:desc>CONVEX_MESH.H7:CONVEX_MESH.J7</svg:desc>
                </draw:g>
              </table:table-cell>
              <table:table-cell office:value-type="float" office:value="5875.825157">
                <text:p>5875.825157</text:p>
              </table:table-cell>
              <table:table-cell office:value-type="float" office:value="2247.45381">
                <text:p>2247.45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.M2:CONVEX_MESH.P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.N2:CONVEX_MESH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N3:CONVEX_MESH.P3" chart:label-cell-address="CONVEX_MESH.M3:CONVEX_MESH.M3" chart:class="chart:bar">
            <chart:data-point chart:repeated="3"/>
          </chart:series>
          <chart:series chart:style-name="ch9" chart:values-cell-range-address="CONVEX_MESH.N4:CONVEX_MESH.P4" chart:label-cell-address="CONVEX_MESH.M4:CONVEX_MESH.M4" chart:class="chart:bar">
            <chart:data-point chart:repeated="3"/>
          </chart:series>
          <chart:series chart:style-name="ch10" chart:values-cell-range-address="CONVEX_MESH.N5:CONVEX_MESH.P5" chart:label-cell-address="CONVEX_MESH.M5:CONVEX_MESH.M5" chart:class="chart:bar">
            <chart:data-point chart:repeated="3"/>
          </chart:series>
          <chart:series chart:style-name="ch11" chart:values-cell-range-address="CONVEX_MESH.N6:CONVEX_MESH.P6" chart:label-cell-address="CONVEX_MESH.M6:CONVEX_MESH.M6" chart:class="chart:bar">
            <chart:data-point chart:repeated="3"/>
          </chart:series>
          <chart:series chart:style-name="ch12" chart:values-cell-range-address="CONVEX_MESH.N7:CONVEX_MESH.P7" chart:label-cell-address="CONVEX_MESH.M7:CONVEX_MESH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N2:CONVEX_MESH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M3:CONVEX_MESH.M3</svg:desc>
                </draw:g>
              </table:table-cell>
              <table:table-cell office:value-type="float" office:value="741.58319">
                <text:p>741.58319</text:p>
                <draw:g>
                  <svg:desc>CONVEX_MESH.N3:CONVEX_MESH.P3</svg:desc>
                </draw:g>
              </table:table-cell>
              <table:table-cell office:value-type="float" office:value="744.422365">
                <text:p>744.422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M4:CONVEX_MESH.M4</svg:desc>
                </draw:g>
              </table:table-cell>
              <table:table-cell office:value-type="float" office:value="8295.632368">
                <text:p>8295.632368</text:p>
                <draw:g>
                  <svg:desc>CONVEX_MESH.N4:CONVEX_MESH.P4</svg:desc>
                </draw:g>
              </table:table-cell>
              <table:table-cell office:value-type="float" office:value="8341.967623">
                <text:p>8341.967623</text:p>
              </table:table-cell>
              <table:table-cell office:value-type="float" office:value="1241.837152">
                <text:p>1241.83715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M5:CONVEX_MESH.M5</svg:desc>
                </draw:g>
              </table:table-cell>
              <table:table-cell office:value-type="float" office:value="8796.005973">
                <text:p>8796.005973</text:p>
                <draw:g>
                  <svg:desc>CONVEX_MESH.N5:CONVEX_MESH.P5</svg:desc>
                </draw:g>
              </table:table-cell>
              <table:table-cell office:value-type="float" office:value="8860.058737">
                <text:p>8860.058737</text:p>
              </table:table-cell>
              <table:table-cell office:value-type="float" office:value="1269.48211">
                <text:p>1269.4821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M6:CONVEX_MESH.M6</svg:desc>
                </draw:g>
              </table:table-cell>
              <table:table-cell office:value-type="float" office:value="12505.344925">
                <text:p>12505.344925</text:p>
                <draw:g>
                  <svg:desc>CONVEX_MESH.N6:CONVEX_MESH.P6</svg:desc>
                </draw:g>
              </table:table-cell>
              <table:table-cell office:value-type="float" office:value="10381.634158">
                <text:p>10381.634158</text:p>
              </table:table-cell>
              <table:table-cell office:value-type="float" office:value="940.169972">
                <text:p>940.169972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M7:CONVEX_MESH.M7</svg:desc>
                </draw:g>
              </table:table-cell>
              <table:table-cell office:value-type="float" office:value="5896.210524">
                <text:p>5896.210524</text:p>
                <draw:g>
                  <svg:desc>CONVEX_MESH.N7:CONVEX_MESH.P7</svg:desc>
                </draw:g>
              </table:table-cell>
              <table:table-cell office:value-type="float" office:value="5805.619065">
                <text:p>5805.619065</text:p>
              </table:table-cell>
              <table:table-cell office:value-type="float" office:value="2203.63775">
                <text:p>2203.63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Contact Test Type (FIRST)</text:p>
        </chart:title>
        <chart:legend chart:legend-position="end" svg:x="10.615cm" svg:y="3.205cm" style:legend-expansion="high" chart:style-name="ch3"/>
        <chart:plot-area chart:style-name="ch4" table:cell-range-address="CONVEX_MESH_ORIGINAL.A2:CONVEX_MESH_ORIGINAL.D7" chart:data-source-has-labels="both" svg:x="0.32cm" svg:y="1.275cm" svg:width="9.975cm" svg:height="7.545cm">
          <chartooo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B2:CONVEX_MESH_ORIGINAL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B3:CONVEX_MESH_ORIGINAL.D3" chart:label-cell-address="CONVEX_MESH_ORIGINAL.A3:CONVEX_MESH_ORIGINAL.A3" chart:class="chart:bar">
            <chart:data-point chart:repeated="3"/>
          </chart:series>
          <chart:series chart:style-name="ch9" chart:values-cell-range-address="CONVEX_MESH_ORIGINAL.B4:CONVEX_MESH_ORIGINAL.D4" chart:label-cell-address="CONVEX_MESH_ORIGINAL.A4:CONVEX_MESH_ORIGINAL.A4" chart:class="chart:bar">
            <chart:data-point chart:repeated="3"/>
          </chart:series>
          <chart:series chart:style-name="ch10" chart:values-cell-range-address="CONVEX_MESH_ORIGINAL.B5:CONVEX_MESH_ORIGINAL.D5" chart:label-cell-address="CONVEX_MESH_ORIGINAL.A5:CONVEX_MESH_ORIGINAL.A5" chart:class="chart:bar">
            <chart:data-point chart:repeated="3"/>
          </chart:series>
          <chart:series chart:style-name="ch11" chart:values-cell-range-address="CONVEX_MESH_ORIGINAL.B6:CONVEX_MESH_ORIGINAL.D6" chart:label-cell-address="CONVEX_MESH_ORIGINAL.A6:CONVEX_MESH_ORIGINAL.A6" chart:class="chart:bar">
            <chart:data-point chart:repeated="3"/>
          </chart:series>
          <chart:series chart:style-name="ch12" chart:values-cell-range-address="CONVEX_MESH_ORIGINAL.B7:CONVEX_MESH_ORIGINAL.D7" chart:label-cell-address="CONVEX_MESH_ORIGINAL.A7:CONVEX_MESH_ORIGINAL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B2:CONVEX_MESH_ORIGINAL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A3:CONVEX_MESH_ORIGINAL.A3</svg:desc>
                </draw:g>
              </table:table-cell>
              <table:table-cell office:value-type="float" office:value="17300.87541">
                <text:p>17300.87541</text:p>
                <draw:g>
                  <svg:desc>CONVEX_MESH_ORIGINAL.B3:CONVEX_MESH_ORIGINAL.D3</svg:desc>
                </draw:g>
              </table:table-cell>
              <table:table-cell office:value-type="float" office:value="17498.648955">
                <text:p>17498.648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A4:CONVEX_MESH_ORIGINAL.A4</svg:desc>
                </draw:g>
              </table:table-cell>
              <table:table-cell office:value-type="float" office:value="9184.949622">
                <text:p>9184.949622</text:p>
                <draw:g>
                  <svg:desc>CONVEX_MESH_ORIGINAL.B4:CONVEX_MESH_ORIGINAL.D4</svg:desc>
                </draw:g>
              </table:table-cell>
              <table:table-cell office:value-type="float" office:value="9125.39593">
                <text:p>9125.39593</text:p>
              </table:table-cell>
              <table:table-cell office:value-type="float" office:value="35069.727765">
                <text:p>35069.72776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A5:CONVEX_MESH_ORIGINAL.A5</svg:desc>
                </draw:g>
              </table:table-cell>
              <table:table-cell office:value-type="float" office:value="11124.980852">
                <text:p>11124.980852</text:p>
                <draw:g>
                  <svg:desc>CONVEX_MESH_ORIGINAL.B5:CONVEX_MESH_ORIGINAL.D5</svg:desc>
                </draw:g>
              </table:table-cell>
              <table:table-cell office:value-type="float" office:value="11062.574271">
                <text:p>11062.574271</text:p>
              </table:table-cell>
              <table:table-cell office:value-type="float" office:value="36709.82456">
                <text:p>36709.82456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A6:CONVEX_MESH_ORIGINAL.A6</svg:desc>
                </draw:g>
              </table:table-cell>
              <table:table-cell office:value-type="float" office:value="2801.320467">
                <text:p>2801.320467</text:p>
                <draw:g>
                  <svg:desc>CONVEX_MESH_ORIGINAL.B6:CONVEX_MESH_ORIGINAL.D6</svg:desc>
                </draw:g>
              </table:table-cell>
              <table:table-cell office:value-type="float" office:value="2784.060053">
                <text:p>2784.060053</text:p>
              </table:table-cell>
              <table:table-cell office:value-type="float" office:value="4988.379495">
                <text:p>4988.37949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A7:CONVEX_MESH_ORIGINAL.A7</svg:desc>
                </draw:g>
              </table:table-cell>
              <table:table-cell office:value-type="float" office:value="5892.000079">
                <text:p>5892.000079</text:p>
                <draw:g>
                  <svg:desc>CONVEX_MESH_ORIGINAL.B7:CONVEX_MESH_ORIGINAL.D7</svg:desc>
                </draw:g>
              </table:table-cell>
              <table:table-cell office:value-type="float" office:value="5950.280833">
                <text:p>5950.280833</text:p>
              </table:table-cell>
              <table:table-cell office:value-type="float" office:value="2368.065326">
                <text:p>2368.065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_ORIGINAL.G2:CONVEX_MESH_ORIGINAL.J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H2:CONVEX_MESH_ORIGINAL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H3:CONVEX_MESH_ORIGINAL.J3" chart:label-cell-address="CONVEX_MESH_ORIGINAL.G3:CONVEX_MESH_ORIGINAL.G3" chart:class="chart:bar">
            <chart:data-point chart:repeated="3"/>
          </chart:series>
          <chart:series chart:style-name="ch9" chart:values-cell-range-address="CONVEX_MESH_ORIGINAL.H4:CONVEX_MESH_ORIGINAL.J4" chart:label-cell-address="CONVEX_MESH_ORIGINAL.G4:CONVEX_MESH_ORIGINAL.G4" chart:class="chart:bar">
            <chart:data-point chart:repeated="3"/>
          </chart:series>
          <chart:series chart:style-name="ch10" chart:values-cell-range-address="CONVEX_MESH_ORIGINAL.H5:CONVEX_MESH_ORIGINAL.J5" chart:label-cell-address="CONVEX_MESH_ORIGINAL.G5:CONVEX_MESH_ORIGINAL.G5" chart:class="chart:bar">
            <chart:data-point chart:repeated="3"/>
          </chart:series>
          <chart:series chart:style-name="ch11" chart:values-cell-range-address="CONVEX_MESH_ORIGINAL.H6:CONVEX_MESH_ORIGINAL.J6" chart:label-cell-address="CONVEX_MESH_ORIGINAL.G6:CONVEX_MESH_ORIGINAL.G6" chart:class="chart:bar">
            <chart:data-point chart:repeated="3"/>
          </chart:series>
          <chart:series chart:style-name="ch12" chart:values-cell-range-address="CONVEX_MESH_ORIGINAL.H7:CONVEX_MESH_ORIGINAL.J7" chart:label-cell-address="CONVEX_MESH_ORIGINAL.G7:CONVEX_MESH_ORIGINAL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H2:CONVEX_MESH_ORIGINAL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G3:CONVEX_MESH_ORIGINAL.G3</svg:desc>
                </draw:g>
              </table:table-cell>
              <table:table-cell office:value-type="float" office:value="760.332845">
                <text:p>760.332845</text:p>
                <draw:g>
                  <svg:desc>CONVEX_MESH_ORIGINAL.H3:CONVEX_MESH_ORIGINAL.J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G4:CONVEX_MESH_ORIGINAL.G4</svg:desc>
                </draw:g>
              </table:table-cell>
              <table:table-cell office:value-type="float" office:value="3742.571821">
                <text:p>3742.571821</text:p>
                <draw:g>
                  <svg:desc>CONVEX_MESH_ORIGINAL.H4:CONVEX_MESH_ORIGINAL.J4</svg:desc>
                </draw:g>
              </table:table-cell>
              <table:table-cell office:value-type="float" office:value="3733.865438">
                <text:p>3733.865438</text:p>
              </table:table-cell>
              <table:table-cell office:value-type="float" office:value="1270.928247">
                <text:p>1270.928247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G5:CONVEX_MESH_ORIGINAL.G5</svg:desc>
                </draw:g>
              </table:table-cell>
              <table:table-cell office:value-type="float" office:value="3876.264192">
                <text:p>3876.264192</text:p>
                <draw:g>
                  <svg:desc>CONVEX_MESH_ORIGINAL.H5:CONVEX_MESH_ORIGINAL.J5</svg:desc>
                </draw:g>
              </table:table-cell>
              <table:table-cell office:value-type="float" office:value="3877.783503">
                <text:p>3877.783503</text:p>
              </table:table-cell>
              <table:table-cell office:value-type="float" office:value="1290.170611">
                <text:p>1290.17061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G6:CONVEX_MESH_ORIGINAL.G6</svg:desc>
                </draw:g>
              </table:table-cell>
              <table:table-cell office:value-type="float" office:value="1099.734851">
                <text:p>1099.734851</text:p>
                <draw:g>
                  <svg:desc>CONVEX_MESH_ORIGINAL.H6:CONVEX_MESH_ORIGINAL.J6</svg:desc>
                </draw:g>
              </table:table-cell>
              <table:table-cell office:value-type="float" office:value="1087.292291">
                <text:p>1087.292291</text:p>
              </table:table-cell>
              <table:table-cell office:value-type="float" office:value="195.083027">
                <text:p>195.08302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G7:CONVEX_MESH_ORIGINAL.G7</svg:desc>
                </draw:g>
              </table:table-cell>
              <table:table-cell office:value-type="float" office:value="5876.913024">
                <text:p>5876.913024</text:p>
                <draw:g>
                  <svg:desc>CONVEX_MESH_ORIGINAL.H7:CONVEX_MESH_ORIGINAL.J7</svg:desc>
                </draw:g>
              </table:table-cell>
              <table:table-cell office:value-type="float" office:value="5875.825157">
                <text:p>5875.825157</text:p>
              </table:table-cell>
              <table:table-cell office:value-type="float" office:value="2247.45381">
                <text:p>2247.4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_ORIGINAL.M2:CONVEX_MESH_ORIGINAL.P7" chart:data-source-has-labels="both" svg:x="0.32cm" svg:y="1.275cm" svg:width="9.975cm" svg:height="7.545cm">
          <chartooo:coordinate-region svg:x="1.539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N2:CONVEX_MESH_ORIGINAL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N3:CONVEX_MESH_ORIGINAL.P3" chart:label-cell-address="CONVEX_MESH_ORIGINAL.M3:CONVEX_MESH_ORIGINAL.M3" chart:class="chart:bar">
            <chart:data-point chart:repeated="3"/>
          </chart:series>
          <chart:series chart:style-name="ch9" chart:values-cell-range-address="CONVEX_MESH_ORIGINAL.N4:CONVEX_MESH_ORIGINAL.P4" chart:label-cell-address="CONVEX_MESH_ORIGINAL.M4:CONVEX_MESH_ORIGINAL.M4" chart:class="chart:bar">
            <chart:data-point chart:repeated="3"/>
          </chart:series>
          <chart:series chart:style-name="ch10" chart:values-cell-range-address="CONVEX_MESH_ORIGINAL.N5:CONVEX_MESH_ORIGINAL.P5" chart:label-cell-address="CONVEX_MESH_ORIGINAL.M5:CONVEX_MESH_ORIGINAL.M5" chart:class="chart:bar">
            <chart:data-point chart:repeated="3"/>
          </chart:series>
          <chart:series chart:style-name="ch11" chart:values-cell-range-address="CONVEX_MESH_ORIGINAL.N6:CONVEX_MESH_ORIGINAL.P6" chart:label-cell-address="CONVEX_MESH_ORIGINAL.M6:CONVEX_MESH_ORIGINAL.M6" chart:class="chart:bar">
            <chart:data-point chart:repeated="3"/>
          </chart:series>
          <chart:series chart:style-name="ch12" chart:values-cell-range-address="CONVEX_MESH_ORIGINAL.N7:CONVEX_MESH_ORIGINAL.P7" chart:label-cell-address="CONVEX_MESH_ORIGINAL.M7:CONVEX_MESH_ORIGINAL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N2:CONVEX_MESH_ORIGINAL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M3:CONVEX_MESH_ORIGINAL.M3</svg:desc>
                </draw:g>
              </table:table-cell>
              <table:table-cell office:value-type="float" office:value="760.332845">
                <text:p>760.332845</text:p>
                <draw:g>
                  <svg:desc>CONVEX_MESH_ORIGINAL.N3:CONVEX_MESH_ORIGINAL.P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M4:CONVEX_MESH_ORIGINAL.M4</svg:desc>
                </draw:g>
              </table:table-cell>
              <table:table-cell office:value-type="float" office:value="3741.193511">
                <text:p>3741.193511</text:p>
                <draw:g>
                  <svg:desc>CONVEX_MESH_ORIGINAL.N4:CONVEX_MESH_ORIGINAL.P4</svg:desc>
                </draw:g>
              </table:table-cell>
              <table:table-cell office:value-type="float" office:value="3736.874832">
                <text:p>3736.874832</text:p>
              </table:table-cell>
              <table:table-cell office:value-type="float" office:value="1253.84685">
                <text:p>1253.8468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M5:CONVEX_MESH_ORIGINAL.M5</svg:desc>
                </draw:g>
              </table:table-cell>
              <table:table-cell office:value-type="float" office:value="3880.626863">
                <text:p>3880.626863</text:p>
                <draw:g>
                  <svg:desc>CONVEX_MESH_ORIGINAL.N5:CONVEX_MESH_ORIGINAL.P5</svg:desc>
                </draw:g>
              </table:table-cell>
              <table:table-cell office:value-type="float" office:value="3877.245777">
                <text:p>3877.245777</text:p>
              </table:table-cell>
              <table:table-cell office:value-type="float" office:value="1274.015125">
                <text:p>1274.01512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M6:CONVEX_MESH_ORIGINAL.M6</svg:desc>
                </draw:g>
              </table:table-cell>
              <table:table-cell office:value-type="float" office:value="1096.981812">
                <text:p>1096.981812</text:p>
                <draw:g>
                  <svg:desc>CONVEX_MESH_ORIGINAL.N6:CONVEX_MESH_ORIGINAL.P6</svg:desc>
                </draw:g>
              </table:table-cell>
              <table:table-cell office:value-type="float" office:value="1095.76439">
                <text:p>1095.76439</text:p>
              </table:table-cell>
              <table:table-cell office:value-type="float" office:value="192.304223">
                <text:p>192.304223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M7:CONVEX_MESH_ORIGINAL.M7</svg:desc>
                </draw:g>
              </table:table-cell>
              <table:table-cell office:value-type="float" office:value="5896.210524">
                <text:p>5896.210524</text:p>
                <draw:g>
                  <svg:desc>CONVEX_MESH_ORIGINAL.N7:CONVEX_MESH_ORIGINAL.P7</svg:desc>
                </draw:g>
              </table:table-cell>
              <table:table-cell office:value-type="float" office:value="5805.619065">
                <text:p>5805.619065</text:p>
              </table:table-cell>
              <table:table-cell office:value-type="float" office:value="2203.63775">
                <text:p>2203.637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